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righ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127cm" draw:marker-end="" draw:marker-end-width="0.127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127cm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end="Arrow" draw:marker-end-width="0.127cm" draw:textarea-horizontal-align="center" draw:textarea-vertical-align="middle"/>
    </style:style>
    <style:style style:name="gr1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6.35cm" svg:x="6.715cm" svg:y="4.81cm">
          <text:p text:style-name="P1"><text:span text:style-name="T1">Archiv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6.35cm" svg:x="1.635cm" svg:y="4.81cm">
          <text:p text:style-name="P1"><text:span text:style-name="T1">Indexer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1.905cm" svg:height="3.175cm" svg:x="13.7cm" svg:y="1cm">
          <text:p text:style-name="P1"><text:span text:style-name="T1">ARC</text:span></text:p>
          <text:p text:style-name="P1"><text:span text:style-name="T1">Archiv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2" draw:layer="layout" svg:x1="3.223cm" svg:y1="5.445cm" svg:x2="3.24cm" svg:y2="2.905cm" draw:start-shape="id1" draw:end-shape="id2" draw:end-glue-point="7" svg:d="m3223 5445v-1356h17v-1184">
          <text:p/>
        </draw:connector>
        <draw:frame draw:style-name="gr4" draw:text-style-name="P3" draw:layer="layout" svg:width="4.367cm" svg:height="1.039cm" svg:x="1cm" svg:y="3.34cm">
          <draw:text-box>
            <text:p text:style-name="P3"><text:span text:style-name="T2">ArchiveFileDAO</text:span></text:p>
            <text:p text:style-name="P3"><text:span text:style-name="T2">getFilesAwaitingIndexing</text:span></text:p>
          </draw:text-box>
        </draw:frame>
        <draw:custom-shape draw:style-name="gr2" draw:text-style-name="P2" draw:layer="layout" svg:width="1.27cm" svg:height="1.27cm" svg:x="8.685cm" svg:y="2.905cm">
          <text:p text:style-name="P2">Wayback</text:p>
          <text:p text:style-name="P2">Index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" draw:layer="layout" svg:width="1.27cm" svg:height="0.635cm" draw:transform="rotate (-1.57079632679579) translate (3.54cm 5.445cm)">
          <text:p text:style-name="P1"><text:span text:style-name="T1">Popula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7.015cm" svg:y1="3.54cm" svg:x2="8.285cm" svg:y2="3.54cm">
          <text:p text:style-name="P2"><text:span text:style-name="T2">Create</text:span></text:p>
        </draw:line>
        <draw:custom-shape draw:style-name="gr6" draw:text-style-name="P2" draw:layer="layout" svg:width="1.27cm" svg:height="0.635cm" svg:x="4.11cm" svg:y="9.08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27cm" svg:height="0.635cm" svg:x="4.345cm" svg:y="9.4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27cm" svg:height="0.635cm" svg:x="4.68cm" svg:y="9.75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635cm" svg:x="5.045cm" svg:y="10.12cm">
          <text:p text:style-name="P2"><text:span text:style-name="T1">Consumer</text:span></text:p>
          <text:p text:style-name="P2"><text:span text:style-name="T1">thread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375cm" svg:height="1.905cm" draw:transform="rotate (-1.57079632679579) translate (4.175cm 7.215cm)">
          <text:p text:style-name="P2"><text:span text:style-name="T1">indexer.</text:span></text:p>
          <text:p text:style-name="P2"><text:span text:style-name="T1">ArchiveFile</text:span></text:p>
          <text:p text:style-name="P2"><text:span text:style-name="T1">queue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cm" svg:height="1.27cm" svg:x="6.72cm" svg:y="9.255cm">
          <text:p text:style-name="P2"><text:span text:style-name="T1">ArchiveFile</text:span></text:p>
          <text:p text:style-name="P2"><text:span text:style-name="T1">#index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1.235cm" svg:x="9.125cm" svg:y="9.29cm">
          <text:p text:style-name="P2"><text:span text:style-name="T1">create</text:span></text:p>
          <text:p text:style-name="P2"><text:span text:style-name="T1">FileBatchJob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id="id3" draw:layer="layout" svg:width="1.905cm" svg:height="1.905cm" svg:x="11.965cm" svg:y="8.95cm">
          <text:p text:style-name="P2"><text:span text:style-name="T1">PreservationArc</text:span></text:p>
          <text:p text:style-name="P2"><text:span text:style-name="T1">Repository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2.918cm" svg:y1="8.95cm" svg:x2="14.653cm" svg:y2="4.175cm" draw:start-shape="id3" draw:start-glue-point="4" draw:end-shape="id4" draw:end-glue-point="7" svg:d="m12918 8950v-2388h1735v-2387">
          <text:p text:style-name="P1"><text:span text:style-name="T1">Batch</text:span></text:p>
        </draw:connector>
        <draw:custom-shape draw:style-name="gr2" draw:text-style-name="P1" draw:layer="layout" svg:width="1.905cm" svg:height="1.27cm" svg:x="15.135cm" svg:y="9.255cm">
          <text:p text:style-name="P2"><text:span text:style-name="T1">collectResul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id="id2" draw:layer="layout" svg:width="1.27cm" svg:height="1.905cm" svg:x="2.605cm" svg:y="1cm">
          <text:p text:style-name="P1"><text:span text:style-name="T1">ARC</text:span></text:p>
          <text:p text:style-name="P1"><text:span text:style-name="T1">Files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1.27cm" svg:height="1.27cm" svg:x="5.445cm" svg:y="2.905cm">
          <text:p text:style-name="P2"><text:span text:style-name="T1">Producer</text:span></text:p>
          <text:p text:style-name="P2"><text:span text:style-name="T1">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27cm" svg:height="1.27cm" svg:x="6.045cm" svg:y="1.3cm">
          <text:p text:style-name="P2"><text:span text:style-name="T1">Harvester</text:span></text:p>
          <text:p text:style-name="P2"><text:span text:style-name="T1">#Harv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4.279cm" svg:y1="1.945cm" svg:x2="5.549cm" svg:y2="1.945cm">
          <text:p text:style-name="P2"><text:span text:style-name="T2">Create</text:span></text:p>
          <text:p text:style-name="P2"><text:span text:style-name="T2">NewFiles</text:span></text:p>
        </draw:line>
        <draw:line draw:style-name="gr10" draw:text-style-name="P2" draw:layer="layout" svg:x1="8.02cm" svg:y1="1.935cm" svg:x2="13.1cm" svg:y2="1.935cm">
          <text:p/>
        </draw:line>
        <draw:line draw:style-name="gr11" draw:text-style-name="P2" draw:layer="layout" svg:x1="6.48cm" svg:y1="3.005cm" svg:x2="6.48cm" svg:y2="2.37cm">
          <text:p/>
        </draw:line>
        <draw:line draw:style-name="gr10" draw:text-style-name="P2" draw:layer="layout" svg:x1="6.08cm" svg:y1="4.175cm" svg:x2="3.54cm" svg:y2="6.08cm">
          <text:p/>
        </draw:line>
        <draw:frame draw:style-name="gr4" draw:text-style-name="P4" draw:layer="layout" svg:width="2.53cm" svg:height="1.199cm" svg:x="8.775cm" svg:y="1.335cm">
          <draw:text-box>
            <text:p><text:span text:style-name="T1">FileListJob</text:span></text:p>
            <text:p text:style-name="P2"><text:span text:style-name="T1">batch</text:span></text:p>
          </draw:text-box>
        </draw:frame>
        <draw:line draw:style-name="gr12" draw:text-style-name="P1" draw:layer="layout" svg:x1="5.445cm" svg:y1="9.255cm" svg:x2="9.255cm" svg:y2="4.175cm">
          <text:p text:style-name="P2"><text:span text:style-name="T1">Creat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kis Sorensen</meta:initial-creator>
    <meta:creation-date>2010-05-21T08:52:45</meta:creation-date>
    <dc:date>2010-05-21T12:13:24</dc:date>
    <dc:creator>Mikis Sorensen</dc:creator>
    <meta:editing-duration>PT03H20M41S</meta:editing-duration>
    <meta:editing-cycles>5</meta:editing-cycles>
    <meta:generator>OpenOffice.org/3.2$Unix OpenOffice.org_project/320m12$Build-9483</meta:generator>
    <meta:document-statistic meta:object-count="27"/>
  </office:meta>
</office:document-meta>
</file>